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2.192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" style:family="table-cell" style:parent-style-name="Default">
      <style:table-cell-properties fo:background-color="#0000ff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" style:family="table-cell" style:parent-style-name="Default">
      <style:table-cell-properties fo:background-color="#00ff00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" style:family="table-cell" style:parent-style-name="Default">
      <style:table-cell-properties fo:background-color="#00ffff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" style:family="table-cell" style:parent-style-name="Default">
      <style:table-cell-properties fo:background-color="#ff00ff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" style:family="table-cell" style:parent-style-name="Default">
      <style:table-cell-properties fo:background-color="#333333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" style:family="table-cell" style:parent-style-name="Default">
      <style:table-cell-properties fo:background-color="#4c4c4c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" style:family="table-cell" style:parent-style-name="Default">
      <style:table-cell-properties fo:background-color="#666666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20" style:family="table-cell" style:parent-style-name="Default">
      <style:table-cell-properties fo:background-color="#999999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" style:family="table-cell" style:parent-style-name="Default">
      <style:table-cell-properties fo:background-color="#b3b3b3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" style:family="table-cell" style:parent-style-name="Default">
      <style:table-cell-properties fo:background-color="#e6e6e6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#000080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" style:family="table-cell" style:parent-style-name="Default">
      <style:table-cell-properties fo:background-color="#008000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" style:family="table-cell" style:parent-style-name="Default">
      <style:table-cell-properties fo:background-color="#008080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" style:family="table-cell" style:parent-style-name="Default">
      <style:table-cell-properties fo:background-color="#800000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" style:family="table-cell" style:parent-style-name="Default">
      <style:table-cell-properties fo:background-color="#80008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#808000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" style:family="table-cell" style:parent-style-name="Default">
      <style:table-cell-properties fo:background-color="#808080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32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2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27" style:family="table-cell" style:parent-style-name="Default">
      <style:text-properties style:font-name="Courier New1"/>
    </style:style>
    <style:style style:name="ce32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ce324"/>
        <table:table-column table:style-name="co1" table:default-cell-style-name="ce327"/>
        <table:table-column table:style-name="co1" table:number-columns-repeated="4" table:default-cell-style-name="Default"/>
        <table:table-row table:style-name="ro1">
          <table:table-cell table:style-name="ce323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2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328" office:value-type="string">
            <text:p>α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Black</text:p>
          </table:table-cell>
          <table:table-cell table:style-name="ce326" table:formula="of:=CONCATENATE(&quot;#&quot;;DEC2HEX([.E2];2);DEC2HEX([.F2];2);DEC2HEX([.G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d</text:p>
          </table:table-cell>
          <table:table-cell table:style-name="ce326" table:formula="of:=CONCATENATE(&quot;#&quot;;DEC2HEX([.E3];2);DEC2HEX([.F3];2);DEC2HEX([.G3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Green</text:p>
          </table:table-cell>
          <table:table-cell table:style-name="ce326" table:formula="of:=CONCATENATE(&quot;#&quot;;DEC2HEX([.E4];2);DEC2HEX([.F4];2);DEC2HEX([.G4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Yellow</text:p>
          </table:table-cell>
          <table:table-cell table:style-name="ce326" table:formula="of:=CONCATENATE(&quot;#&quot;;DEC2HEX([.E5];2);DEC2HEX([.F5];2);DEC2HEX([.G5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Blue</text:p>
          </table:table-cell>
          <table:table-cell table:style-name="ce326" table:formula="of:=CONCATENATE(&quot;#&quot;;DEC2HEX([.E6];2);DEC2HEX([.F6];2);DEC2HEX([.G6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Magenta</text:p>
          </table:table-cell>
          <table:table-cell table:style-name="ce326" table:formula="of:=CONCATENATE(&quot;#&quot;;DEC2HEX([.E7];2);DEC2HEX([.F7];2);DEC2HEX([.G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yan</text:p>
          </table:table-cell>
          <table:table-cell table:style-name="ce326" table:formula="of:=CONCATENATE(&quot;#&quot;;DEC2HEX([.E8];2);DEC2HEX([.F8];2);DEC2HEX([.G8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White</text:p>
          </table:table-cell>
          <table:table-cell table:style-name="ce326" table:formula="of:=CONCATENATE(&quot;#&quot;;DEC2HEX([.E9];2);DEC2HEX([.F9];2);DEC2HEX([.G9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326" table:formula="of:=CONCATENATE(&quot;#&quot;;DEC2HEX([.E10];2);DEC2HEX([.F10];2);DEC2HEX([.G1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2/3 Brightness Red</text:p>
          </table:table-cell>
          <table:table-cell table:style-name="ce326" table:formula="of:=CONCATENATE(&quot;#&quot;;DEC2HEX([.E11];2);DEC2HEX([.F11];2);DEC2HEX([.G11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2/3 Brightness Green</text:p>
          </table:table-cell>
          <table:table-cell table:style-name="ce326" table:formula="of:=CONCATENATE(&quot;#&quot;;DEC2HEX([.E12];2);DEC2HEX([.F12];2);DEC2HEX([.G12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2/3 Brightness Yellow</text:p>
          </table:table-cell>
          <table:table-cell table:style-name="ce326" table:formula="of:=CONCATENATE(&quot;#&quot;;DEC2HEX([.E13];2);DEC2HEX([.F13];2);DEC2HEX([.G13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2/3 Brightness Blue</text:p>
          </table:table-cell>
          <table:table-cell table:style-name="ce326" table:formula="of:=CONCATENATE(&quot;#&quot;;DEC2HEX([.E14];2);DEC2HEX([.F14];2);DEC2HEX([.G14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2/3 Brightness Magenta</text:p>
          </table:table-cell>
          <table:table-cell table:style-name="ce326" table:formula="of:=CONCATENATE(&quot;#&quot;;DEC2HEX([.E15];2);DEC2HEX([.F15];2);DEC2HEX([.G15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2/3 Brightness Cyan</text:p>
          </table:table-cell>
          <table:table-cell table:style-name="ce326" table:formula="of:=CONCATENATE(&quot;#&quot;;DEC2HEX([.E16];2);DEC2HEX([.F16];2);DEC2HEX([.G16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2/3 Brightness White (Gray)</text:p>
          </table:table-cell>
          <table:table-cell table:style-name="ce326" table:formula="of:=CONCATENATE(&quot;#&quot;;DEC2HEX([.E17];2);DEC2HEX([.F17];2);DEC2HEX([.G17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1/3 Brightness Blue</text:p>
          </table:table-cell>
          <table:table-cell table:style-name="ce326" table:formula="of:=CONCATENATE(&quot;#&quot;;DEC2HEX([.E18];2);DEC2HEX([.F18];2);DEC2HEX([.G18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1/3 Brightness Green</text:p>
          </table:table-cell>
          <table:table-cell table:style-name="ce326" table:formula="of:=CONCATENATE(&quot;#&quot;;DEC2HEX([.E19];2);DEC2HEX([.F19];2);DEC2HEX([.G19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1/3 Brightness Cyan</text:p>
          </table:table-cell>
          <table:table-cell table:style-name="ce326" table:formula="of:=CONCATENATE(&quot;#&quot;;DEC2HEX([.E20];2);DEC2HEX([.F20];2);DEC2HEX([.G20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26" table:formula="of:=CONCATENATE(&quot;#&quot;;DEC2HEX([.E21];2);DEC2HEX([.F21];2);DEC2HEX([.G21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26" table:formula="of:=CONCATENATE(&quot;#&quot;;DEC2HEX([.E22];2);DEC2HEX([.F22];2);DEC2HEX([.G22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26" table:formula="of:=CONCATENATE(&quot;#&quot;;DEC2HEX([.E23];2);DEC2HEX([.F23];2);DEC2HEX([.G23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26" table:formula="of:=CONCATENATE(&quot;#&quot;;DEC2HEX([.E24];2);DEC2HEX([.F24];2);DEC2HEX([.G24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326" table:formula="of:=CONCATENATE(&quot;#&quot;;DEC2HEX([.E25];2);DEC2HEX([.F25];2);DEC2HEX([.G25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table:style-name="ce326" table:formula="of:=CONCATENATE(&quot;#&quot;;DEC2HEX([.E26];2);DEC2HEX([.F26];2);DEC2HEX([.G26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1/3 Brightness Red</text:p>
          </table:table-cell>
          <table:table-cell table:style-name="ce326" table:formula="of:=CONCATENATE(&quot;#&quot;;DEC2HEX([.E27];2);DEC2HEX([.F27];2);DEC2HEX([.G27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1/3 Brightness Magenta</text:p>
          </table:table-cell>
          <table:table-cell table:style-name="ce326" table:formula="of:=CONCATENATE(&quot;#&quot;;DEC2HEX([.E28];2);DEC2HEX([.F28];2);DEC2HEX([.G28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table:style-name="ce326" table:formula="of:=CONCATENATE(&quot;#&quot;;DEC2HEX([.E29];2);DEC2HEX([.F29];2);DEC2HEX([.G29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table:style-name="ce326" table:formula="of:=CONCATENATE(&quot;#&quot;;DEC2HEX([.E30];2);DEC2HEX([.F30];2);DEC2HEX([.G30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1/3 Brightness Yellow</text:p>
          </table:table-cell>
          <table:table-cell table:style-name="ce326" table:formula="of:=CONCATENATE(&quot;#&quot;;DEC2HEX([.E31];2);DEC2HEX([.F31];2);DEC2HEX([.G31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1/3 Brightness White (Gray)</text:p>
          </table:table-cell>
          <table:table-cell table:style-name="ce326" table:formula="of:=CONCATENATE(&quot;#&quot;;DEC2HEX([.E32];2);DEC2HEX([.F32];2);DEC2HEX([.G32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table:style-name="ce326" table:formula="of:=CONCATENATE(&quot;#&quot;;DEC2HEX([.E33];2);DEC2HEX([.F33];2);DEC2HEX([.G33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table:style-name="ce326" table:formula="of:=CONCATENATE(&quot;#&quot;;DEC2HEX([.E34];2);DEC2HEX([.F34];2);DEC2HEX([.G34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table:style-name="ce326" table:formula="of:=CONCATENATE(&quot;#&quot;;DEC2HEX([.E35];2);DEC2HEX([.F35];2);DEC2HEX([.G35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table:style-name="ce326" table:formula="of:=CONCATENATE(&quot;#&quot;;DEC2HEX([.E36];2);DEC2HEX([.F36];2);DEC2HEX([.G36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table:style-name="ce326" table:formula="of:=CONCATENATE(&quot;#&quot;;DEC2HEX([.E37];2);DEC2HEX([.F37];2);DEC2HEX([.G37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table:style-name="ce326" table:formula="of:=CONCATENATE(&quot;#&quot;;DEC2HEX([.E38];2);DEC2HEX([.F38];2);DEC2HEX([.G38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table:style-name="ce326" table:formula="of:=CONCATENATE(&quot;#&quot;;DEC2HEX([.E39];2);DEC2HEX([.F39];2);DEC2HEX([.G39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table:style-name="ce326" table:formula="of:=CONCATENATE(&quot;#&quot;;DEC2HEX([.E40];2);DEC2HEX([.F40];2);DEC2HEX([.G40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table:style-name="ce326" table:formula="of:=CONCATENATE(&quot;#&quot;;DEC2HEX([.E41];2);DEC2HEX([.F41];2);DEC2HEX([.G41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table:style-name="ce326" table:formula="of:=CONCATENATE(&quot;#&quot;;DEC2HEX([.E42];2);DEC2HEX([.F42];2);DEC2HEX([.G42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table:style-name="ce326" table:formula="of:=CONCATENATE(&quot;#&quot;;DEC2HEX([.E43];2);DEC2HEX([.F43];2);DEC2HEX([.G43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table:style-name="ce326" table:formula="of:=CONCATENATE(&quot;#&quot;;DEC2HEX([.E44];2);DEC2HEX([.F44];2);DEC2HEX([.G44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table:style-name="ce326" table:formula="of:=CONCATENATE(&quot;#&quot;;DEC2HEX([.E45];2);DEC2HEX([.F45];2);DEC2HEX([.G45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  <table:table-cell table:style-name="ce326" table:formula="of:=CONCATENATE(&quot;#&quot;;DEC2HEX([.E46];2);DEC2HEX([.F46];2);DEC2HEX([.G46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table:style-name="ce326" table:formula="of:=CONCATENATE(&quot;#&quot;;DEC2HEX([.E47];2);DEC2HEX([.F47];2);DEC2HEX([.G47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table:style-name="ce326" table:formula="of:=CONCATENATE(&quot;#&quot;;DEC2HEX([.E48];2);DEC2HEX([.F48];2);DEC2HEX([.G48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table:style-name="ce326" table:formula="of:=CONCATENATE(&quot;#&quot;;DEC2HEX([.E49];2);DEC2HEX([.F49];2);DEC2HEX([.G49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table:style-name="ce326" table:formula="of:=CONCATENATE(&quot;#&quot;;DEC2HEX([.E50];2);DEC2HEX([.F50];2);DEC2HEX([.G50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table:style-name="ce326" table:formula="of:=CONCATENATE(&quot;#&quot;;DEC2HEX([.E51];2);DEC2HEX([.F51];2);DEC2HEX([.G51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table:style-name="ce326" table:formula="of:=CONCATENATE(&quot;#&quot;;DEC2HEX([.E52];2);DEC2HEX([.F52];2);DEC2HEX([.G52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table:style-name="ce326" table:formula="of:=CONCATENATE(&quot;#&quot;;DEC2HEX([.E53];2);DEC2HEX([.F53];2);DEC2HEX([.G53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table:style-name="ce326" table:formula="of:=CONCATENATE(&quot;#&quot;;DEC2HEX([.E54];2);DEC2HEX([.F54];2);DEC2HEX([.G54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table:style-name="ce326" table:formula="of:=CONCATENATE(&quot;#&quot;;DEC2HEX([.E55];2);DEC2HEX([.F55];2);DEC2HEX([.G55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table:style-name="ce326" table:formula="of:=CONCATENATE(&quot;#&quot;;DEC2HEX([.E56];2);DEC2HEX([.F56];2);DEC2HEX([.G56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  <table:table-cell table:style-name="ce326" table:formula="of:=CONCATENATE(&quot;#&quot;;DEC2HEX([.E57];2);DEC2HEX([.F57];2);DEC2HEX([.G57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  <table:table-cell table:style-name="ce326" table:formula="of:=CONCATENATE(&quot;#&quot;;DEC2HEX([.E58];2);DEC2HEX([.F58];2);DEC2HEX([.G58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table:style-name="ce326" table:formula="of:=CONCATENATE(&quot;#&quot;;DEC2HEX([.E59];2);DEC2HEX([.F59];2);DEC2HEX([.G59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table:style-name="ce326" table:formula="of:=CONCATENATE(&quot;#&quot;;DEC2HEX([.E60];2);DEC2HEX([.F60];2);DEC2HEX([.G60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table:style-name="ce326" table:formula="of:=CONCATENATE(&quot;#&quot;;DEC2HEX([.E61];2);DEC2HEX([.F61];2);DEC2HEX([.G61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table:style-name="ce326" table:formula="of:=CONCATENATE(&quot;#&quot;;DEC2HEX([.E62];2);DEC2HEX([.F62];2);DEC2HEX([.G62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table:style-name="ce326" table:formula="of:=CONCATENATE(&quot;#&quot;;DEC2HEX([.E63];2);DEC2HEX([.F63];2);DEC2HEX([.G63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table:style-name="ce326" table:formula="of:=CONCATENATE(&quot;#&quot;;DEC2HEX([.E64];2);DEC2HEX([.F64];2);DEC2HEX([.G64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table:style-name="ce326" table:formula="of:=CONCATENATE(&quot;#&quot;;DEC2HEX([.E65];2);DEC2HEX([.F65];2);DEC2HEX([.G65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table:style-name="ce326" table:formula="of:=CONCATENATE(&quot;#&quot;;DEC2HEX([.E66];2);DEC2HEX([.F66];2);DEC2HEX([.G66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326" table:formula="of:=CONCATENATE(&quot;#&quot;;DEC2HEX([.E67];2);DEC2HEX([.F67];2);DEC2HEX([.G67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326" table:formula="of:=CONCATENATE(&quot;#&quot;;DEC2HEX([.E68];2);DEC2HEX([.F68];2);DEC2HEX([.G68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326" table:formula="of:=CONCATENATE(&quot;#&quot;;DEC2HEX([.E69];2);DEC2HEX([.F69];2);DEC2HEX([.G69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326" table:formula="of:=CONCATENATE(&quot;#&quot;;DEC2HEX([.E70];2);DEC2HEX([.F70];2);DEC2HEX([.G70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326" table:formula="of:=CONCATENATE(&quot;#&quot;;DEC2HEX([.E71];2);DEC2HEX([.F71];2);DEC2HEX([.G71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326" table:formula="of:=CONCATENATE(&quot;#&quot;;DEC2HEX([.E72];2);DEC2HEX([.F72];2);DEC2HEX([.G72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326" table:formula="of:=CONCATENATE(&quot;#&quot;;DEC2HEX([.E73];2);DEC2HEX([.F73];2);DEC2HEX([.G73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326" table:formula="of:=CONCATENATE(&quot;#&quot;;DEC2HEX([.E74];2);DEC2HEX([.F74];2);DEC2HEX([.G74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326" table:formula="of:=CONCATENATE(&quot;#&quot;;DEC2HEX([.E75];2);DEC2HEX([.F75];2);DEC2HEX([.G75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326" table:formula="of:=CONCATENATE(&quot;#&quot;;DEC2HEX([.E76];2);DEC2HEX([.F76];2);DEC2HEX([.G76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326" table:formula="of:=CONCATENATE(&quot;#&quot;;DEC2HEX([.E77];2);DEC2HEX([.F77];2);DEC2HEX([.G77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326" table:formula="of:=CONCATENATE(&quot;#&quot;;DEC2HEX([.E78];2);DEC2HEX([.F78];2);DEC2HEX([.G7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326" table:formula="of:=CONCATENATE(&quot;#&quot;;DEC2HEX([.E79];2);DEC2HEX([.F79];2);DEC2HEX([.G79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326" table:formula="of:=CONCATENATE(&quot;#&quot;;DEC2HEX([.E80];2);DEC2HEX([.F80];2);DEC2HEX([.G80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326" table:formula="of:=CONCATENATE(&quot;#&quot;;DEC2HEX([.E81];2);DEC2HEX([.F81];2);DEC2HEX([.G81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326" table:formula="of:=CONCATENATE(&quot;#&quot;;DEC2HEX([.E82];2);DEC2HEX([.F82];2);DEC2HEX([.G82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326" table:formula="of:=CONCATENATE(&quot;#&quot;;DEC2HEX([.E83];2);DEC2HEX([.F83];2);DEC2HEX([.G83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326" table:formula="of:=CONCATENATE(&quot;#&quot;;DEC2HEX([.E84];2);DEC2HEX([.F84];2);DEC2HEX([.G84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326" table:formula="of:=CONCATENATE(&quot;#&quot;;DEC2HEX([.E85];2);DEC2HEX([.F85];2);DEC2HEX([.G85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326" table:formula="of:=CONCATENATE(&quot;#&quot;;DEC2HEX([.E86];2);DEC2HEX([.F86];2);DEC2HEX([.G86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326" table:formula="of:=CONCATENATE(&quot;#&quot;;DEC2HEX([.E87];2);DEC2HEX([.F87];2);DEC2HEX([.G87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326" table:formula="of:=CONCATENATE(&quot;#&quot;;DEC2HEX([.E88];2);DEC2HEX([.F88];2);DEC2HEX([.G88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326" table:formula="of:=CONCATENATE(&quot;#&quot;;DEC2HEX([.E89];2);DEC2HEX([.F89];2);DEC2HEX([.G8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326" table:formula="of:=CONCATENATE(&quot;#&quot;;DEC2HEX([.E90];2);DEC2HEX([.F90];2);DEC2HEX([.G90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326" table:formula="of:=CONCATENATE(&quot;#&quot;;DEC2HEX([.E91];2);DEC2HEX([.F91];2);DEC2HEX([.G91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326" table:formula="of:=CONCATENATE(&quot;#&quot;;DEC2HEX([.E92];2);DEC2HEX([.F92];2);DEC2HEX([.G92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326" table:formula="of:=CONCATENATE(&quot;#&quot;;DEC2HEX([.E93];2);DEC2HEX([.F93];2);DEC2HEX([.G93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326" table:formula="of:=CONCATENATE(&quot;#&quot;;DEC2HEX([.E94];2);DEC2HEX([.F94];2);DEC2HEX([.G94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326" table:formula="of:=CONCATENATE(&quot;#&quot;;DEC2HEX([.E95];2);DEC2HEX([.F95];2);DEC2HEX([.G95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326" table:formula="of:=CONCATENATE(&quot;#&quot;;DEC2HEX([.E96];2);DEC2HEX([.F96];2);DEC2HEX([.G96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326" table:formula="of:=CONCATENATE(&quot;#&quot;;DEC2HEX([.E97];2);DEC2HEX([.F97];2);DEC2HEX([.G97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326" table:formula="of:=CONCATENATE(&quot;#&quot;;DEC2HEX([.E98];2);DEC2HEX([.F98];2);DEC2HEX([.G98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326" table:formula="of:=CONCATENATE(&quot;#&quot;;DEC2HEX([.E99];2);DEC2HEX([.F99];2);DEC2HEX([.G99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326" table:formula="of:=CONCATENATE(&quot;#&quot;;DEC2HEX([.E100];2);DEC2HEX([.F100];2);DEC2HEX([.G100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326" table:formula="of:=CONCATENATE(&quot;#&quot;;DEC2HEX([.E101];2);DEC2HEX([.F101];2);DEC2HEX([.G101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326" table:formula="of:=CONCATENATE(&quot;#&quot;;DEC2HEX([.E102];2);DEC2HEX([.F102];2);DEC2HEX([.G102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326" table:formula="of:=CONCATENATE(&quot;#&quot;;DEC2HEX([.E103];2);DEC2HEX([.F103];2);DEC2HEX([.G103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326" table:formula="of:=CONCATENATE(&quot;#&quot;;DEC2HEX([.E104];2);DEC2HEX([.F104];2);DEC2HEX([.G104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326" table:formula="of:=CONCATENATE(&quot;#&quot;;DEC2HEX([.E105];2);DEC2HEX([.F105];2);DEC2HEX([.G105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326" table:formula="of:=CONCATENATE(&quot;#&quot;;DEC2HEX([.E106];2);DEC2HEX([.F106];2);DEC2HEX([.G106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326" table:formula="of:=CONCATENATE(&quot;#&quot;;DEC2HEX([.E107];2);DEC2HEX([.F107];2);DEC2HEX([.G107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326" table:formula="of:=CONCATENATE(&quot;#&quot;;DEC2HEX([.E108];2);DEC2HEX([.F108];2);DEC2HEX([.G108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326" table:formula="of:=CONCATENATE(&quot;#&quot;;DEC2HEX([.E109];2);DEC2HEX([.F109];2);DEC2HEX([.G109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326" table:formula="of:=CONCATENATE(&quot;#&quot;;DEC2HEX([.E110];2);DEC2HEX([.F110];2);DEC2HEX([.G110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326" table:formula="of:=CONCATENATE(&quot;#&quot;;DEC2HEX([.E111];2);DEC2HEX([.F111];2);DEC2HEX([.G111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326" table:formula="of:=CONCATENATE(&quot;#&quot;;DEC2HEX([.E112];2);DEC2HEX([.F112];2);DEC2HEX([.G112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326" table:formula="of:=CONCATENATE(&quot;#&quot;;DEC2HEX([.E113];2);DEC2HEX([.F113];2);DEC2HEX([.G113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326" table:formula="of:=CONCATENATE(&quot;#&quot;;DEC2HEX([.E114];2);DEC2HEX([.F114];2);DEC2HEX([.G114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326" table:formula="of:=CONCATENATE(&quot;#&quot;;DEC2HEX([.E115];2);DEC2HEX([.F115];2);DEC2HEX([.G115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326" table:formula="of:=CONCATENATE(&quot;#&quot;;DEC2HEX([.E116];2);DEC2HEX([.F116];2);DEC2HEX([.G116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326" table:formula="of:=CONCATENATE(&quot;#&quot;;DEC2HEX([.E117];2);DEC2HEX([.F117];2);DEC2HEX([.G117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326" table:formula="of:=CONCATENATE(&quot;#&quot;;DEC2HEX([.E118];2);DEC2HEX([.F118];2);DEC2HEX([.G118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326" table:formula="of:=CONCATENATE(&quot;#&quot;;DEC2HEX([.E119];2);DEC2HEX([.F119];2);DEC2HEX([.G119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326" table:formula="of:=CONCATENATE(&quot;#&quot;;DEC2HEX([.E120];2);DEC2HEX([.F120];2);DEC2HEX([.G120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326" table:formula="of:=CONCATENATE(&quot;#&quot;;DEC2HEX([.E121];2);DEC2HEX([.F121];2);DEC2HEX([.G121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326" table:formula="of:=CONCATENATE(&quot;#&quot;;DEC2HEX([.E122];2);DEC2HEX([.F122];2);DEC2HEX([.G122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326" table:formula="of:=CONCATENATE(&quot;#&quot;;DEC2HEX([.E123];2);DEC2HEX([.F123];2);DEC2HEX([.G123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326" table:formula="of:=CONCATENATE(&quot;#&quot;;DEC2HEX([.E124];2);DEC2HEX([.F124];2);DEC2HEX([.G124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326" table:formula="of:=CONCATENATE(&quot;#&quot;;DEC2HEX([.E125];2);DEC2HEX([.F125];2);DEC2HEX([.G125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326" table:formula="of:=CONCATENATE(&quot;#&quot;;DEC2HEX([.E126];2);DEC2HEX([.F126];2);DEC2HEX([.G126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326" table:formula="of:=CONCATENATE(&quot;#&quot;;DEC2HEX([.E127];2);DEC2HEX([.F127];2);DEC2HEX([.G127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326" table:formula="of:=CONCATENATE(&quot;#&quot;;DEC2HEX([.E128];2);DEC2HEX([.F128];2);DEC2HEX([.G128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326" table:formula="of:=CONCATENATE(&quot;#&quot;;DEC2HEX([.E129];2);DEC2HEX([.F129];2);DEC2HEX([.G129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326" table:formula="of:=CONCATENATE(&quot;#&quot;;DEC2HEX([.E130];2);DEC2HEX([.F130];2);DEC2HEX([.G130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S 3 Color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4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2H8M7S</meta:editing-duration>
    <meta:editing-cycles>23</meta:editing-cycles>
    <meta:generator>LibreOffice/3.3$Win32 LibreOffice_project/330m17$Build-3</meta:generator>
    <dc:date>2011-06-25T14:57:49.40</dc:date>
    <meta:document-statistic meta:table-count="3" meta:cell-count="1409" meta:object-count="0"/>
    <meta:user-defined meta:name="Info 1"/>
    <meta:user-defined meta:name="Info 2"/>
    <meta:user-defined meta:name="Info 3"/>
    <meta:user-defined meta:name="Info 4"/>
  </office:meta>
</office:document-meta>
</file>